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L14"/>
    <style:style style:name="P3" style:family="paragraph" style:parent-style-name="Standard" style:list-style-name="L18"/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list-style-name="L1">
      <style:paragraph-properties fo:margin-left="0.5in" fo:margin-right="0in" fo:text-indent="0in" style:auto-text-indent="false"/>
    </style:style>
    <style:style style:name="P6" style:family="paragraph" style:parent-style-name="Standard" style:list-style-name="L2">
      <style:paragraph-properties fo:margin-left="0.5in" fo:margin-right="0in" fo:text-indent="0in" style:auto-text-indent="false"/>
    </style:style>
    <style:style style:name="P7" style:family="paragraph" style:parent-style-name="Standard" style:list-style-name="L3">
      <style:paragraph-properties fo:margin-left="0.5in" fo:margin-right="0in" fo:text-indent="0in" style:auto-text-indent="false"/>
    </style:style>
    <style:style style:name="P8" style:family="paragraph" style:parent-style-name="Standard" style:list-style-name="L4">
      <style:paragraph-properties fo:margin-left="0.5in" fo:margin-right="0in" fo:text-indent="0in" style:auto-text-indent="false"/>
    </style:style>
    <style:style style:name="P9" style:family="paragraph" style:parent-style-name="Standard" style:list-style-name="L5">
      <style:paragraph-properties fo:margin-left="0.5in" fo:margin-right="0in" fo:text-indent="0in" style:auto-text-indent="false"/>
    </style:style>
    <style:style style:name="P10" style:family="paragraph" style:parent-style-name="Standard" style:list-style-name="L6">
      <style:paragraph-properties fo:margin-left="0.5in" fo:margin-right="0in" fo:text-indent="0in" style:auto-text-indent="false"/>
    </style:style>
    <style:style style:name="P11" style:family="paragraph" style:parent-style-name="Standard" style:list-style-name="L7">
      <style:paragraph-properties fo:margin-left="0.5in" fo:margin-right="0in" fo:text-indent="0in" style:auto-text-indent="false"/>
    </style:style>
    <style:style style:name="P12" style:family="paragraph" style:parent-style-name="Standard" style:list-style-name="L8">
      <style:paragraph-properties fo:margin-left="0.5in" fo:margin-right="0in" fo:text-indent="0in" style:auto-text-indent="false"/>
    </style:style>
    <style:style style:name="P13" style:family="paragraph" style:parent-style-name="Standard" style:list-style-name="L9">
      <style:paragraph-properties fo:margin-left="0.5in" fo:margin-right="0in" fo:text-indent="0in" style:auto-text-indent="false"/>
    </style:style>
    <style:style style:name="P14" style:family="paragraph" style:parent-style-name="Standard" style:list-style-name="L10">
      <style:paragraph-properties fo:margin-left="0.5in" fo:margin-right="0in" fo:text-indent="0in" style:auto-text-indent="false"/>
    </style:style>
    <style:style style:name="P15" style:family="paragraph" style:parent-style-name="Standard" style:list-style-name="L11">
      <style:paragraph-properties fo:margin-left="0.5in" fo:margin-right="0in" fo:text-indent="0in" style:auto-text-indent="false"/>
    </style:style>
    <style:style style:name="P16" style:family="paragraph" style:parent-style-name="Standard" style:list-style-name="L12">
      <style:paragraph-properties fo:margin-left="0.5in" fo:margin-right="0in" fo:text-indent="0in" style:auto-text-indent="false"/>
    </style:style>
    <style:style style:name="P17" style:family="paragraph" style:parent-style-name="Standard" style:list-style-name="L13">
      <style:paragraph-properties fo:margin-left="0.5in" fo:margin-right="0in" fo:text-indent="0in" style:auto-text-indent="false"/>
    </style:style>
    <style:style style:name="P18" style:family="paragraph" style:parent-style-name="Standard" style:list-style-name="L14">
      <style:paragraph-properties fo:margin-left="0.5in" fo:margin-right="0in" fo:text-indent="0in" style:auto-text-indent="false"/>
    </style:style>
    <style:style style:name="P19" style:family="paragraph" style:parent-style-name="Standard" style:list-style-name="L15">
      <style:paragraph-properties fo:margin-left="0.5in" fo:margin-right="0in" fo:text-indent="0in" style:auto-text-indent="false"/>
    </style:style>
    <style:style style:name="P20" style:family="paragraph" style:parent-style-name="Standard" style:list-style-name="L16">
      <style:paragraph-properties fo:margin-left="0.5in" fo:margin-right="0in" fo:text-indent="0in" style:auto-text-indent="false"/>
    </style:style>
    <style:style style:name="P21" style:family="paragraph" style:parent-style-name="Standard" style:list-style-name="L17">
      <style:paragraph-properties fo:margin-left="0.5in" fo:margin-right="0in" fo:text-indent="0in" style:auto-text-indent="false"/>
    </style:style>
    <style:style style:name="P22" style:family="paragraph" style:parent-style-name="Standard" style:list-style-name="L18">
      <style:paragraph-properties fo:margin-left="0.5in" fo:margin-right="0in" fo:text-indent="0in" style:auto-text-indent="false"/>
    </style:style>
    <style:style style:name="P23" style:family="paragraph" style:parent-style-name="Standard" style:list-style-name="L19">
      <style:paragraph-properties fo:margin-left="0.5in" fo:margin-right="0in" fo:text-indent="0in" style:auto-text-indent="false"/>
    </style:style>
    <style:style style:name="P24" style:family="paragraph" style:parent-style-name="Standard" style:list-style-name="L20">
      <style:paragraph-properties fo:margin-left="0.5in" fo:margin-right="0in" fo:text-indent="0in" style:auto-text-indent="false"/>
    </style:style>
    <style:style style:name="P25" style:family="paragraph" style:parent-style-name="Standard" style:list-style-name="L21">
      <style:paragraph-properties fo:margin-left="0.5in" fo:margin-right="0in" fo:text-indent="0in" style:auto-text-indent="false"/>
    </style:style>
    <style:style style:name="P26" style:family="paragraph" style:parent-style-name="Standard" style:list-style-name="L22">
      <style:paragraph-properties fo:margin-left="0.5in" fo:margin-right="0in" fo:text-indent="0in" style:auto-text-indent="false"/>
    </style:style>
    <style:style style:name="P27" style:family="paragraph" style:parent-style-name="Standard" style:list-style-name="L23">
      <style:paragraph-properties fo:margin-left="0.5in" fo:margin-right="0in" fo:text-indent="0in" style:auto-text-indent="false"/>
    </style:style>
    <style:style style:name="P28" style:family="paragraph" style:parent-style-name="Standard" style:list-style-name="L24">
      <style:paragraph-properties fo:margin-left="0.5in" fo:margin-right="0in" fo:text-indent="0in" style:auto-text-indent="false"/>
    </style:style>
    <style:style style:name="P29" style:family="paragraph" style:parent-style-name="Standard" style:list-style-name="L25">
      <style:paragraph-properties fo:margin-left="0.5in" fo:margin-right="0in" fo:text-indent="0in" style:auto-text-indent="false"/>
    </style:style>
    <style:style style:name="P30" style:family="paragraph" style:parent-style-name="Standard" style:list-style-name="L26">
      <style:paragraph-properties fo:margin-left="0.5in" fo:margin-right="0in" fo:text-indent="0in" style:auto-text-indent="false"/>
    </style:style>
    <style:style style:name="P31" style:family="paragraph" style:parent-style-name="Standard" style:list-style-name="L27">
      <style:paragraph-properties fo:margin-left="0.5in" fo:margin-right="0in" fo:text-indent="0in" style:auto-text-indent="false"/>
    </style:style>
    <style:style style:name="P32" style:family="paragraph" style:parent-style-name="Standard" style:list-style-name="L28">
      <style:paragraph-properties fo:margin-left="0.5in" fo:margin-right="0in" fo:text-indent="0in" style:auto-text-indent="false"/>
    </style:style>
    <style:style style:name="P33" style:family="paragraph" style:parent-style-name="Standard" style:list-style-name="L29">
      <style:paragraph-properties fo:margin-left="0.5in" fo:margin-right="0in" fo:text-indent="0in" style:auto-text-indent="false"/>
    </style:style>
    <style:style style:name="P34" style:family="paragraph" style:parent-style-name="Standard" style:master-page-name="Standard">
      <style:paragraph-properties fo:text-align="center" style:justify-single-word="false" style:page-number="auto"/>
    </style:style>
    <style:style style:name="P35" style:family="paragraph" style:parent-style-name="Standard" style:list-style-name="L1">
      <style:paragraph-properties fo:margin-left="0in" fo:margin-right="0in" fo:text-indent="0in" style:auto-text-indent="false"/>
    </style:style>
    <style:style style:name="T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MySQL Assignments</text:span></text:p>
      <text:p text:style-name="Standard"/>
      <text:p text:style-name="Standard"><text:span text:style-name="T2">1)<text:tab/>Select Queries</text:span></text:p>
      <text:p text:style-name="P4"><text:span text:style-name="T3">1.<text:tab/>Display all departments from department table.</text:span></text:p>
      <text:p text:style-name="P4"><text:span text:style-name="T3"><text:tab/></text:span><text:span text:style-name="T4">SELECT * FROM DEPT</text:span></text:p>
      <text:list xml:id="list8197482049954519970" text:style-name="L1">
        <text:list-item>
          <text:p text:style-name="P5"><text:span text:style-name="T3">Display all employees from employee table.</text:span></text:p>
          <text:p text:style-name="P35"><text:span text:style-name="T3"><text:s text:c="26"/>SELECT * FROM EMP.</text:span></text:p>
        </text:list-item>
      </text:list>
      <text:list xml:id="list8480300765217556501" text:style-name="L2">
        <text:list-item>
          <text:p text:style-name="P6"><text:span text:style-name="T3">Select the employee in department 30.</text:span></text:p>
          <text:p text:style-name="P6"><text:span text:style-name="T3"><text:s text:c="13"/>SELECT * FROM EMP WHERE DEPT_NO=30</text:span></text:p>
        </text:list-item>
      </text:list>
      <text:list xml:id="list5621766292055518303" text:style-name="L3">
        <text:list-item>
          <text:p text:style-name="P7"><text:span text:style-name="T3">List the names, numbers and departmentno of all clerks.</text:span></text:p>
        </text:list-item>
      </text:list>
      <text:p text:style-name="P4"><text:span text:style-name="T3"><text:s/><text:tab/>SELECT EMP_NAME , EMP_ID AND DEPT_no FROM EMP WHERE JOB_ROLE=”CLERKS” <text:s/>.</text:span></text:p>
      <text:list xml:id="list4694761806952882061" text:style-name="L4">
        <text:list-item>
          <text:p text:style-name="P8"><text:span text:style-name="T3">Find the depart numbers and the name of employee of all dept with Deptno greater or equal to 20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<text:span text:style-name="T3"><text:s text:c="14"/>SELECT DEPT_NO ,EMP_NAME FROM EMP WHERE DEPT_NO&gt;=20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47620823437373413" text:style-name="L5">
        <text:list-item>
          <text:p text:style-name="P9"><text:span text:style-name="T3">Find the employees whose commission is greater than their salary.</text:span></text:p>
          <text:p text:style-name="P9"><text:span text:style-name="T3"><text:s/><text:tab/>SELECT * FROM EMP WHERE EMP_COMM&gt;EMP_SALARY.</text:span></text:p>
        </text:list-item>
      </text:list>
      <text:list xml:id="list4216336342204292890" text:style-name="L6">
        <text:list-item>
          <text:p text:style-name="P10"><text:span text:style-name="T3">Find the employees whose commission is greater than 60 percent of their salary.</text:span></text:p>
        </text:list-item>
      </text:list>
      <text:p text:style-name="P4"><text:span text:style-name="T3"><text:tab/>SELECT * FROM EMP WHERE EMP_COMM&gt;0.6*EMP_SAL.</text:span></text:p>
      <text:list xml:id="list8058165388626351927" text:style-name="L7">
        <text:list-item>
          <text:p text:style-name="P11"><text:span text:style-name="T3">Find the employee whose commission is greater than 50 percent of their salary. The result must show only one record.</text:span></text:p>
          <text:list>
            <text:list-item>
              <text:list>
                <text:list-item>
                  <text:list>
                    <text:list-header>
                      <text:p text:style-name="P11"><text:span text:style-name="T3"><text:s text:c="13"/>SELECT * FROM EMP WHERE EMP_COMM&gt;(0.5)*EMP_SALARY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3855795399587027897" text:style-name="L8">
        <text:list-item>
          <text:p text:style-name="P12"><text:span text:style-name="T3">List the name, job and salary of all employees in dept 20 who earn more than 2000.</text:span></text:p>
        </text:list-item>
      </text:list>
      <text:p text:style-name="P4"><text:soft-page-break/><text:span text:style-name="T3"><text:tab/>SELECT EMP_NAME, EMP_JOBROLE , EMP_SALARY FROM EMP WHERE <text:s text:c="12"/><text:tab/>DEPT_NO=20 AND EMP_SALARY&gt;2000</text:span></text:p>
      <text:list xml:id="list5315037940090714251" text:style-name="L9">
        <text:list-item>
          <text:p text:style-name="P13"><text:span text:style-name="T3">Find all salesmen in dept 30 whose salary is greater than or equal to Rs. 1500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3"><text:s text:c="13"/>SELECT * FROM EMP WHERE DEPT_NO=30 AND EMP_SALARY&gt;=15000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44520778067661281" text:style-name="L10">
        <text:list-item>
          <text:p text:style-name="P14"><text:span text:style-name="T3">Find all the employees whose job is either a president or manager.</text:span></text:p>
          <text:list>
            <text:list-item>
              <text:list>
                <text:list-header>
                  <text:p text:style-name="P14"><text:span text:style-name="T3"><text:s text:c="13"/>SELECT * FROM EMP WHERE EMP_JOBROLE ='PRESIDENT' ,'MANAGER'</text:span></text:p>
                </text:list-header>
              </text:list>
            </text:list-item>
          </text:list>
        </text:list-item>
      </text:list>
      <text:list xml:id="list3434237731125561951" text:style-name="L11">
        <text:list-item>
          <text:p text:style-name="P15"><text:span text:style-name="T3">Find all managers who are not in dept 30.</text:span></text:p>
          <text:list>
            <text:list-item>
              <text:list>
                <text:list-header>
                  <text:p text:style-name="P15"><text:span text:style-name="T3"><text:s text:c="13"/>SELECT * FROM EMP WHERE EMP_JOBROLE='MANAGER' AND DEPT_NO!=30</text:span></text:p>
                </text:list-header>
              </text:list>
            </text:list-item>
          </text:list>
        </text:list-item>
      </text:list>
      <text:list xml:id="list5300146552897131379" text:style-name="L12">
        <text:list-item>
          <text:p text:style-name="P16"><text:span text:style-name="T3">Find the details of all managers and clerks in dept 10.</text:span></text:p>
          <text:list>
            <text:list-item>
              <text:list>
                <text:list-header>
                  <text:p text:style-name="P16"><text:span text:style-name="T3"><text:s text:c="13"/>SELECT * FROM EMP WHERE EMP_JOBROLE='MANAGERS' AND EMP_JOBROLE='CLERKS' AND DEPT_NO=10.</text:span></text:p>
                </text:list-header>
              </text:list>
            </text:list-item>
          </text:list>
        </text:list-item>
      </text:list>
      <text:list xml:id="list4734330354674464875" text:style-name="L13">
        <text:list-item>
          <text:p text:style-name="P17"><text:span text:style-name="T3">Find the details of all manager (in any dept) and all clerks in dept 10</text:span></text:p>
          <text:list>
            <text:list-header>
              <text:p text:style-name="P17"><text:span text:style-name="T3"><text:s text:c="13"/>SELECT * FROM EMP WHERE EMP_JOBROLE='MANAGER'(SELECT * FROM EMP WHERE EMP_JOBROLE='CLERKS' AND DEPT_NO=10)</text:span></text:p>
            </text:list-header>
          </text:list>
        </text:list-item>
      </text:list>
      <text:list xml:id="list4992009910612962434" text:style-name="L14">
        <text:list-item>
          <text:p text:style-name="P18"><text:span text:style-name="T3">Find the details of all managers in dept 10 and all clerks in dept 20.</text:span></text:p>
          <text:list>
            <text:list-item>
              <text:list>
                <text:list-header>
                  <text:p text:style-name="P2"><text:span text:style-name="T3">SELECT * FROM EMP WHERE EMP_JOBROLE='MANAGER' AND DEPT_NO=10(SELECT * FROM EMP WHERE EMP_JOBROLE='CLERKS' AND DEPT_NO=20)</text:span></text:p>
                </text:list-header>
              </text:list>
            </text:list-item>
          </text:list>
        </text:list-item>
      </text:list>
      <text:list xml:id="list1397736207435269216" text:style-name="L15">
        <text:list-item>
          <text:p text:style-name="P19"><text:span text:style-name="T3">Find all employees who are neither clerks nor manager but whose salary is greater than or equal to Rs. 2000.</text:span></text:p>
          <text:p text:style-name="P19"><text:span text:style-name="T3"><text:s text:c="13"/>SELECT * FROM EMP WHERE EMP_JOBROLE NOT IN('MANAGER','CLERKS') AND <text:tab/>EMP_SALARY&gt;=2000</text:span></text:p>
        </text:list-item>
      </text:list>
      <text:list xml:id="list1205253979001886606" text:style-name="L16">
        <text:list-item>
          <text:p text:style-name="P20"><text:span text:style-name="T3">Find the employees who earns between Rs. 1200 and Rs.1400.</text:span></text:p>
          <text:list>
            <text:list-header>
              <text:p text:style-name="P20"><text:span text:style-name="T3"><text:s text:c="14"/>SELECT * FROM EMP WHERE EMP_SALARY BETWEEN 1200 AND 1400</text:span></text:p>
            </text:list-header>
          </text:list>
        </text:list-item>
      </text:list>
      <text:list xml:id="list3477590437681210307" text:style-name="L17">
        <text:list-item>
          <text:p text:style-name="P21"><text:span text:style-name="T3">Find the employees who are clerks, analysts or salesman.</text:span></text:p>
          <text:list>
            <text:list-header>
              <text:p text:style-name="P21"><text:span text:style-name="T3"><text:s text:c="13"/>SELECT * FROM EMP WHERE EMP_JOBROLE <text:s/><text:tab/><text:tab/>IN('CLERKS','ANALYSTS','SALESMAN')</text:span></text:p>
            </text:list-header>
          </text:list>
        </text:list-item>
      </text:list>
      <text:list xml:id="list1745943312104951343" text:style-name="L18">
        <text:list-item>
          <text:p text:style-name="P22"><text:soft-page-break/><text:span text:style-name="T3">Find the employees who are not clerks, analyst or salesman.</text:span></text:p>
          <text:list>
            <text:list-item>
              <text:list>
                <text:list-header>
                  <text:p text:style-name="P3"><text:span text:style-name="T3">SELECT * FROM EMP WHERE EMP_JOBROLE NOT IN('CLERKS','ANALYSTS','SALESMAN')</text:span></text:p>
                </text:list-header>
              </text:list>
            </text:list-item>
          </text:list>
        </text:list-item>
      </text:list>
      <text:list xml:id="list8884174208581254835" text:style-name="L19">
        <text:list-item>
          <text:p text:style-name="P23"><text:span text:style-name="T3">Find the employees who do not receive a commission i.e. commission is NULL.</text:span></text:p>
          <text:list>
            <text:list-header>
              <text:p text:style-name="P23"><text:span text:style-name="T3"><text:s text:c="13"/>SELECT * FROM EMP WHERE EMP_COMM=NULL</text:span></text:p>
            </text:list-header>
          </text:list>
        </text:list-item>
      </text:list>
      <text:list xml:id="list7956153882168719482" text:style-name="L20">
        <text:list-item>
          <text:p text:style-name="P24"><text:span text:style-name="T3">Find the employee whose commission is Rs. 0.</text:span></text:p>
        </text:list-item>
      </text:list>
      <text:p text:style-name="P4"><text:span text:style-name="T3"><text:tab/>SELECT * FROM EMP WHERE EMP_COMM=0</text:span></text:p>
      <text:list xml:id="list5552266464848712753" text:style-name="L21">
        <text:list-item>
          <text:p text:style-name="P25"><text:span text:style-name="T3">Find the different jobs of the employees receiving commission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T3"><text:s text:c="14"/>SELECT EMP_JOBROLES FROM EMP WHERE EMP_COMM!=0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73577814554430726" text:style-name="L22">
        <text:list-item>
          <text:p text:style-name="P26"><text:span text:style-name="T3">Find all employees who do not receive a commission or whose Commission is less than Rs. 100.</text:span></text:p>
          <text:p text:style-name="P26"><text:span text:style-name="T3"><text:s text:c="13"/>SELECT * FROM EMP WHERE EMP_COMM =0 OR EMP_COMM&lt;100</text:span></text:p>
        </text:list-item>
      </text:list>
      <text:list xml:id="list5272867823641415971" text:style-name="L23">
        <text:list-item>
          <text:p text:style-name="P27"><text:span text:style-name="T3">The employees who not receiving commission are entailed to Rs. 250, Show the net earnings of all employees. (find about coalesce() )</text:span></text:p>
        </text:list-item>
      </text:list>
      <text:p text:style-name="P4"><text:span text:style-name="T3"><text:s text:c="13"/></text:span></text:p>
      <text:list xml:id="list6142654179701703501" text:style-name="L24">
        <text:list-item>
          <text:p text:style-name="P28"><text:span text:style-name="T3">Find all employees whose total earnings are greater than Rs. 2000.</text:span></text:p>
        </text:list-item>
      </text:list>
      <text:p text:style-name="P4"><text:span text:style-name="T3"><text:s text:c="14"/>SELECT * FROM EMP WHERE (EMP_SALARY+EMP_COMM)&gt;=2000</text:span></text:p>
      <text:list xml:id="list7509291830877324356" text:style-name="L25">
        <text:list-item>
          <text:p text:style-name="P29"><text:span text:style-name="T3">Find all employees whose names begin with m.</text:span></text:p>
          <text:p text:style-name="P29"><text:span text:style-name="T3"><text:s text:c="13"/>SELECT * FROM EMP WHERE EMP_FIRSTNAME LIKE(M%)</text:span></text:p>
        </text:list-item>
      </text:list>
      <text:list xml:id="list5605968260130404622" text:style-name="L26">
        <text:list-item>
          <text:p text:style-name="P30"><text:span text:style-name="T3">Find all employees whose names end with m.</text:span></text:p>
          <text:p text:style-name="P30"><text:span text:style-name="T3"><text:s text:c="13"/>SELECT * FROM EMP WHERE EMP_FIRSTNAME LIKE(M%)</text:span></text:p>
        </text:list-item>
      </text:list>
      <text:list xml:id="list1358592173167722738" text:style-name="L27">
        <text:list-item>
          <text:p text:style-name="P31"><text:span text:style-name="T3">Find all employees whose names contain the letter m.</text:span></text:p>
          <text:p text:style-name="P31"><text:span text:style-name="T3"><text:s text:c="14"/>SELECT * FROM EMP WHERE EMP_FIRSTNAME LIKE(%M%)</text:span></text:p>
        </text:list-item>
      </text:list>
      <text:list xml:id="list4715109315871652465" text:style-name="L28">
        <text:list-item>
          <text:p text:style-name="P32"><text:span text:style-name="T3">Find the employees whose names are 5 characters long and end with n.</text:span></text:p>
          <text:p text:style-name="P32"><text:span text:style-name="T3"><text:s text:c="14"/>SELECT * FROM EMP WHERE EMP_FIRSTNAME LIKE('____N')</text:span></text:p>
        </text:list-item>
      </text:list>
      <text:list xml:id="list4146991797701653522" text:style-name="L29">
        <text:list-item>
          <text:p text:style-name="P33"><text:soft-page-break/><text:span text:style-name="T3">Find the employees who have the letter r as the third letter in their name.</text:span></text:p>
          <text:p text:style-name="P33"><text:span text:style-name="T3"><text:s text:c="14"/>SELECT * FROM EMP WHERE EMP_FIRSTNAME LIKE('__R%')</text:span></text:p>
        </text:list-item>
      </text:list>
      <text:p text:style-name="P1"/>
      <text:p text:style-name="Standard"><text:span text:style-name="T2">2)<text:tab/>Numeric, Character &amp; Date Function </text:span></text:p>
      <text:p text:style-name="P4"><text:span text:style-name="T3">31.<text:tab/>Find all employees hired in month of February (of any year).</text:span></text:p>
      <text:p text:style-name="P4"><text:span text:style-name="T3">32.<text:tab/>Find all employees who were hired on the last day of the month. </text:span></text:p>
      <text:p text:style-name="P4"><text:span text:style-name="T3">33.<text:tab/>Find the employees who were hired more than 12 years ago.</text:span></text:p>
      <text:p text:style-name="P4"><text:span text:style-name="T3">34.<text:tab/>Find the managers hired in the year 2007.</text:span></text:p>
      <text:p text:style-name="P4"><text:span text:style-name="T3">35.<text:tab/>Display the names and the jobs of all employees, separated by ','(comma). For example (smith, clerk).</text:span></text:p>
      <text:p text:style-name="P4"><text:span text:style-name="T3">36.<text:tab/>Display the names of all employees with the initial letter only in capitals.</text:span></text:p>
      <text:p text:style-name="P4"><text:span text:style-name="T3">37.<text:tab/>Display the names of all employees, right aligning them to 15 characters.</text:span></text:p>
      <text:p text:style-name="P4"><text:span text:style-name="T3">38.<text:tab/>Display the names of all employees, padding them to right up-to 15 characters with '-'.</text:span></text:p>
      <text:p text:style-name="P4"><text:span text:style-name="T3">39.<text:tab/>Display the length of the name of all employees.</text:span></text:p>
      <text:p text:style-name="P4"><text:span text:style-name="T3">40.<text:tab/>Display the names of all employees centering them with 20 characters.</text:span></text:p>
      <text:p text:style-name="P4"><text:span text:style-name="T3">41.<text:tab/>Display the names of all employees without any leading 'a'.</text:span></text:p>
      <text:p text:style-name="P4"><text:span text:style-name="T3">42.<text:tab/>Display the names of all employees without any trailing 'r'.</text:span></text:p>
      <text:p text:style-name="P4"><text:span text:style-name="T3">43.<text:tab/>Show the first three characters of the names of all employees.</text:span></text:p>
      <text:p text:style-name="P4"><text:span text:style-name="T3">44.<text:tab/>Show the last three characters of the names of all employees.</text:span></text:p>
      <text:p text:style-name="P4"><text:span text:style-name="T3">45.<text:tab/>Display the names of all employees replacing any 'a' with 'e'.</text:span></text:p>
      <text:p text:style-name="P4"><text:span text:style-name="T3">46.<text:tab/>Display the names of all employees and the position at which the string 'ar' occurs in the name.</text:span></text:p>
      <text:p text:style-name="P4"><text:span text:style-name="T3">47.<text:tab/>Show the salary of all employees rounding it to the nearest Rs. 1000. For example (3790 will be 4000)</text:span></text:p>
      <text:p text:style-name="P4"><text:span text:style-name="T3">48.<text:tab/>Show the daily salary of all employees assuming a month has 30 days.</text:span></text:p>
      <text:p text:style-name="P4"><text:soft-page-break/><text:span text:style-name="T3">49.<text:tab/>Display the name of all employees, and their bonus. Assume each Employee gets a bonus of 20 percent of his salary subject to the Maximum of Rs. 500.</text:span></text:p>
      <text:p text:style-name="P4"><text:span text:style-name="T3">50.<text:tab/>Display the name of all employees, and their bonus. Assume each employee gets a bonus of 20 percent of his salary subject to the Maximum of Rs. 200.</text:span></text:p>
      <text:p text:style-name="P4"><text:span text:style-name="T3">51.<text:tab/>For each employee display the number of days passed since the employee joined the company.</text:span></text:p>
      <text:p text:style-name="Standard"/>
      <text:p text:style-name="Standard"><text:span text:style-name="T2">3)<text:tab/>Ordering by Queries</text:span></text:p>
      <text:p text:style-name="P4"><text:span text:style-name="T3">52.<text:tab/>Display the details of all employees, sorted on the names.</text:span></text:p>
      <text:p text:style-name="P4"><text:span text:style-name="T3">53.<text:tab/>Display the name of all employees, based on their tenure, with the oldest employee coming first.</text:span></text:p>
      <text:p text:style-name="P4"><text:span text:style-name="T3">54.<text:tab/>Display the names, job and salary of all employees sorted on jobs and Salary.</text:span></text:p>
      <text:p text:style-name="P4"><text:span text:style-name="T3">55.<text:tab/>Display the names, job and salary of all employees, sorted on jobs and within job, sorted on the descending order of salary.</text:span></text:p>
      <text:p text:style-name="P4"><text:span text:style-name="T3">56.<text:tab/>Display the names, job and salary of all employees, sorted on Descending order of job and within job, sorted on the descending order of salary.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y</meta:initial-creator>
    <dc:creator>Prashant Dhoke</dc:creator>
    <meta:editing-cycles>6</meta:editing-cycles>
    <meta:creation-date>2020-03-04T17:59:00</meta:creation-date>
    <dc:date>2022-02-03T18:45:49.70</dc:date>
    <meta:editing-duration>PT1M10S</meta:editing-duration>
    <meta:generator>OpenOffice/4.1.11$Win32 OpenOffice.org_project/4111m1$Build-9808</meta:generator>
    <meta:document-statistic meta:table-count="0" meta:image-count="0" meta:object-count="0" meta:page-count="5" meta:paragraph-count="90" meta:word-count="1043" meta:character-count="64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